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st a Koop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y Guy / Koopa Hybrid I guess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ntient ravioli bl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ntient meatball with arms, think Geodud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table:number-columns-repeated="3"/>
        </table:table-row>
      </table:table>
      <table:table table:name="Other Card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/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/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office:forms form:automatic-focus="false" form:apply-design-mode="false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90]; [$'Other Cards'.H2:$'Other Cards'.H85])+1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5:07:54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3T16:00:38.958000000</dc:date>
    <meta:editing-duration>P1DT2H23M56S</meta:editing-duration>
    <meta:editing-cycles>138</meta:editing-cycles>
    <meta:document-statistic meta:table-count="4" meta:cell-count="697" meta:object-count="0"/>
  </office:meta>
</office:document-meta>
</file>